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italic" fo:font-weight="bold" style:font-style-asian="italic" style:font-weight-asian="bold"/>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nversation between Complex Data and Home Universe</text:span></text:p>
      <text:p text:style-name="P1"/>
      <text:p text:style-name="Standard"><text:span text:style-name="T2">Complex Data [CD]:</text:span><text:span text:style-name="T3"> So, it sounds like Home Universe has been using Data Churn for a while now. Is that correct?</text:span></text:p>
      <text:p text:style-name="Standard"><text:span text:style-name="T2">Home Universe [HU]:</text:span><text:span text:style-name="T3"> That is correct. We have a few licenses that we bought 3–4 years ago, and our team has been using the tool to analyse data and generate insights.</text:span></text:p>
      <text:p text:style-name="P2"/>
      <text:p text:style-name="Standard"><text:span text:style-name="T2">CD:</text:span><text:span text:style-name="T3"> ----------?</text:span></text:p>
      <text:p text:style-name="Standard"><text:span text:style-name="T2">HU:</text:span><text:span text:style-name="T3"> It is a difficult tool to use, I must admit, but the team has learnt how to make the most of it.</text:span></text:p>
      <text:p text:style-name="P2"/>
      <text:p text:style-name="Standard"><text:span text:style-name="T2">CD:</text:span><text:span text:style-name="T3"> -----------------?</text:span></text:p>
      <text:p text:style-name="Standard"><text:span text:style-name="T2">HU:</text:span><text:span text:style-name="T3"> It does not affect us much. We have trained a team of five people on how to use Data Churn effectively.</text:span></text:p>
      <text:p text:style-name="P2"/>
      <text:p text:style-name="Standard"><text:span text:style-name="T2">CD:</text:span><text:span text:style-name="T3"> ------------------?</text:span></text:p>
      <text:p text:style-name="Standard"><text:span text:style-name="T2">HU:</text:span><text:span text:style-name="T3"> Not much. The requests pile up only when one of the five members quits our organisation and we are waiting for a new member to be trained on Data Churn.</text:span></text:p>
      <text:p text:style-name="P2"/>
      <text:p text:style-name="Standard"><text:span text:style-name="T2">CD:</text:span><text:span text:style-name="T3"> ---------------?</text:span></text:p>
      <text:p text:style-name="Standard"><text:span text:style-name="T2">HU:</text:span><text:span text:style-name="T3"> Yes, our team members certainly do not like using Data Churn and tend to quit within 12–18 months.</text:span></text:p>
      <text:p text:style-name="P2"/>
      <text:p text:style-name="Standard"><text:span text:style-name="T2">CD:</text:span><text:span text:style-name="T3"> ------------?</text:span></text:p>
      <text:p text:style-name="Standard"><text:span text:style-name="T2">HU:</text:span><text:span text:style-name="T3"> 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2"/>
      <text:p text:style-name="Standard"><text:span text:style-name="T2">CD:</text:span><text:span text:style-name="T3"> --------------------------------------------?</text:span></text:p>
      <text:p text:style-name="Standard"><text:span text:style-name="T2">HU:</text:span><text:span text:style-name="T3"> 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2"/>
      <text:p text:style-name="Standard"><text:span text:style-name="T2">CD:</text:span><text:span text:style-name="T3"> ------------------------?</text:span></text:p>
      <text:p text:style-name="Standard"><text:span text:style-name="T2">HD:</text:span><text:span text:style-name="T3"> Yes, our overtime pay rate is double the normal salary. But even with overtime pay, the existing team members are not willing to do the extra work, which leads to further attrition.</text:span></text:p>
      <text:p text:style-name="P2"/>
      <text:p text:style-name="Standard"><text:span text:style-name="T2">CD:</text:span><text:span text:style-name="T3"> Got it. But when you employ contractors from Data Churn, who do not know your data as well as your team members, does that not affect the quality of the work?</text:span></text:p>
      <text:p text:style-name="Standard"><text:span text:style-name="T2">HU:</text:span><text:span text:style-name="T3"> Absolutely, data knowledge is key to our work. So, when we employ Data Churn </text:span><text:soft-page-break/><text:span text:style-name="T3">contractors, the quality of their analysis and insights is not as good as what our team members would produce because the former do not have in-depth knowledge of our data. Because of this, our existing team members need to <text:s/>review their work, which leads to duplication of effort.</text:span></text:p>
      <text:p text:style-name="P2"/>
      <text:p text:style-name="Standard"><text:span text:style-name="T2">CD:</text:span><text:span text:style-name="T3"> -----------------</text:span></text:p>
      <text:p text:style-name="Standard"><text:span text:style-name="T2">HU:</text:span><text:span text:style-name="T3"> Tell me about it! I keep getting escalations every other day from the heads of various departments that my team is not functioning optimally. I wish I could get some peace of mind at times. Data Churn is certainly not helping our case!</text:span></text:p>
      <text:p text:style-name="P2"/>
      <text:p text:style-name="Standard"><text:span text:style-name="T2">CD:</text:span><text:span text:style-name="T3"> ------------------------------------?</text:span></text:p>
      <text:p text:style-name="Standard"><text:span text:style-name="T2">HU:</text:span><text:span text:style-name="T3"> 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2"/>
      <text:p text:style-name="Standard"><text:span text:style-name="T2">CD:</text:span><text:span text:style-name="T3"> 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2">HU:</text:span><text:span text:style-name="T3"> Looks like Data Churn is indeed a pain in the n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s text:c="3"/></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5T11:31:45.845290260</dc:date>
    <meta:editing-duration>PT4M51S</meta:editing-duration>
    <meta:editing-cycles>1</meta:editing-cycles>
    <meta:document-statistic meta:table-count="0" meta:image-count="0" meta:object-count="0" meta:page-count="2" meta:paragraph-count="26" meta:word-count="659" meta:character-count="3711" meta:non-whitespace-character-count="3084"/>
    <meta:generator>LibreOffice/6.0.7.3$Linux_X86_64 LibreOffice_project/00m0$Build-3</meta:generator>
  </office:meta>
</office:document-meta>
</file>